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D5m0wXpq180CZEiDs2IlkqDQ0D7m1h1EK0o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21:52:21.570774735</meta:creation-date>
    <dc:date>2022-04-17T22:04:16.525654006</dc:date>
    <meta:editing-duration>PT11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